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ll High or Die</text:p>
      <text:p text:style-name="P5"/>
      <text:p text:style-name="P3">A setting-agnostic, modular, "fifth-edition" TTRPG with a focus on the harsh reality of Adventure.</text:p>
      <text:p text:style-name="P3"/>
      <text:p text:style-name="P3">Low Fantasy Gloss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Ian Wuth<text:line-break/>RHoD vA.01 / 2024</text:p>
      <text:p text:style-name="P9">Table of Contents</text:p>
      <text:p text:style-name="P7"/>
      <text:p text:style-name="P7">3 - Glossary Theming</text:p>
      <text:p text:style-name="P7"/>
      <text:p text:style-name="P7"><text:tab/>Features</text:p>
      <text:p text:style-name="P7"><text:tab/>Traits</text:p>
      <text:p text:style-name="P7"><text:tab/>Conditions</text:p>
      <text:p text:style-name="P7"><text:tab/><text:tab/>Ailments</text:p>
      <text:p text:style-name="P7"><text:tab/><text:tab/>Emboldenments</text:p>
      <text:p text:style-name="P7"><text:tab/>Arms &amp; Armors</text:p>
      <text:p text:style-name="P7"><text:tab/><text:tab/>Melee Weapons</text:p>
      <text:p text:style-name="P7"><text:tab/><text:tab/>Ranged Weapons</text:p>
      <text:p text:style-name="P7"><text:tab/><text:tab/>Ammunition</text:p>
      <text:p text:style-name="P7"><text:tab/><text:tab/>Armors</text:p>
      <text:p text:style-name="P7"><text:tab/>Other Eqiupment</text:p>
      <text:p text:style-name="P7"><text:tab/>Environmental Effects</text:p>
      <text:p text:style-name="P10">Low Fantasy</text:p>
      <text:p text:style-name="P8"/>
      <text:p text:style-name="P8"><text:tab/>Low Fantasy is a genre of story that includes fantastic elements, but primarily focuses on historical fiction. This document includes mechanics that attempt to accommadate and promote this theme.</text:p>
      <text:p text:style-name="P10">Features</text:p>
      <text:p text:style-name="P8"/>
      <text:p text:style-name="P8"><text:tab/>Features are the abilities that characters gain throughout their time under the spotlight of your game. Features are typically active abilities, and have Action Point requirements. A character's Features are their first and most direct avenue of versatility.<text:line-break/><text:line-break/><text:tab/>Some Features have Prerequisites that you must meet or surpass before you are eligible to take that feature.<text:line-break/><text:line-break/><text:tab/>For ease of presentation, Features are categorized by their "source of power" and requirements.</text:p>
      <text:p text:style-name="P8"/>
      <text:p text:style-name="P8"><text:tab/>When one ability "inherits and replaces" another, the first ability gains all text, properties, and effects of the requirement ability, effectively acting as the requirement ability plus the new text of the first ability.</text:p>
      <text:p text:style-name="P8"/>
      <text:p text:style-name="P8"><text:tab/>Unless otherwise stated, you may only ever gain a given Feature once.</text:p>
      <text:p text:style-name="P8"/>
      <text:p text:style-name="P8"><text:tab/>Some Features are exclusive with other Features. A given Feature will list Features that, if you have gained, make you ineligible to gain that Feature.</text:p>
      <text:p text:style-name="P8"/>
      <text:p text:style-name="P12">Martial Features</text:p>
      <text:p text:style-name="P12"><text:span text:style-name="T1"/></text:p>
      <text:p text:style-name="P12"><text:span text:style-name="T1"><text:tab/>Martial Features are the Features utilized by professional Warriors.</text:span></text:p>
      <text:p text:style-name="P12"><text:span text:style-name="T1"/></text:p>
      <text:p text:style-name="P12"><text:span text:style-name="T1"><text:tab/></text:span><text:span text:style-name="T2">EXP – 1</text:span></text:p>
      <text:p text:style-name="P12"><text:span text:style-name="T1"/></text:p>
      <text:p text:style-name="P12"><text:span text:style-name="T1">Cleave</text:span></text:p>
      <text:p text:style-name="P12"><text:span text:style-name="T1"/></text:p>
      <text:p text:style-name="P12"><text:span text:style-name="T1">Defensive Strike</text:span></text:p>
      <text:p text:style-name="P12"><text:span text:style-name="T1"/></text:p>
      <text:p text:style-name="P12"><text:span text:style-name="T1">Engage</text:span></text:p>
      <text:p text:style-name="P12"><text:span text:style-name="T1"/></text:p>
      <text:p text:style-name="P12"><text:span text:style-name="T1">Riposte</text:span></text:p>
      <text:p text:style-name="P12"><text:span text:style-name="T1"/></text:p>
      <text:p text:style-name="P12"><text:span text:style-name="T1">Second Wind</text:span></text:p>
      <text:p text:style-name="P12"><text:span text:style-name="T1"/></text:p>
      <text:p text:style-name="P12"><text:span text:style-name="T1">Sneak Attack</text:span></text:p>
      <text:p text:style-name="P12"><text:span text:style-name="T1"/></text:p>
      <text:p text:style-name="P12"><text:span text:style-name="T1">Up And Gone</text:span></text:p>
      <text:p text:style-name="P12"><text:span text:style-name="T1"/></text:p>
      <text:p text:style-name="P12"><text:span text:style-name="T1"><text:tab/></text:span><text:span text:style-name="T2">EXP – 3</text:span></text:p>
      <text:p text:style-name="P12"><text:span text:style-name="T1"/></text:p>
      <text:p text:style-name="P12"><text:span text:style-name="T1">Bash</text:span></text:p>
      <text:p text:style-name="P12"><text:span text:style-name="T1"/></text:p>
      <text:p text:style-name="P12"><text:span text:style-name="T1">Break A Leg</text:span></text:p>
      <text:p text:style-name="P12"><text:span text:style-name="T1"/></text:p>
      <text:p text:style-name="P12"><text:span text:style-name="T1">Careful Strike</text:span></text:p>
      <text:p text:style-name="P12"><text:span text:style-name="T1"/></text:p>
      <text:p text:style-name="P12"><text:span text:style-name="T1">Disengage</text:span></text:p>
      <text:p text:style-name="P12"><text:span text:style-name="T1"/></text:p>
      <text:p text:style-name="P12"><text:span text:style-name="T1">Enforce</text:span></text:p>
      <text:p text:style-name="P12"><text:span text:style-name="T1"/></text:p>
      <text:p text:style-name="P12"><text:span text:style-name="T1">Forceful Strike</text:span></text:p>
      <text:p text:style-name="P12"><text:span text:style-name="T1"/></text:p>
      <text:p text:style-name="P12"><text:span text:style-name="T1">Iron Tide</text:span></text:p>
      <text:p text:style-name="P12"><text:span text:style-name="T1"/></text:p>
      <text:p text:style-name="P12"><text:span text:style-name="T1">Painrush</text:span></text:p>
      <text:p text:style-name="P12"><text:span text:style-name="T1"/></text:p>
      <text:p text:style-name="P12"><text:span text:style-name="T1">Passing Swipe</text:span></text:p>
      <text:p text:style-name="P12"><text:span text:style-name="T1"/></text:p>
      <text:p text:style-name="P12"><text:span text:style-name="T1">Reckless Stance</text:span></text:p>
      <text:p text:style-name="P12"><text:span text:style-name="T1"/></text:p>
      <text:p text:style-name="P12"><text:span text:style-name="T1">Sly Flourish</text:span></text:p>
      <text:p text:style-name="P12"><text:span text:style-name="T1"/></text:p>
      <text:p text:style-name="P12"><text:span text:style-name="T1"><text:tab/></text:span><text:span text:style-name="T2">EXP – 5</text:span></text:p>
      <text:p text:style-name="P12"><text:span text:style-name="T1"/></text:p>
      <text:p text:style-name="P12"><text:span text:style-name="T1">Bloody Regeneration</text:span></text:p>
      <text:p text:style-name="P12"><text:span text:style-name="T1"/></text:p>
      <text:p text:style-name="P12"><text:span text:style-name="T1">Fleet Foot</text:span></text:p>
      <text:p text:style-name="P12"><text:span text:style-name="T1"/></text:p>
      <text:p text:style-name="P12"><text:span text:style-name="T1">Halting Engagement</text:span></text:p>
      <text:p text:style-name="P12"><text:span text:style-name="T1"/></text:p>
      <text:p text:style-name="P12"><text:span text:style-name="T1">Opportune Pushback</text:span></text:p>
      <text:p text:style-name="P12"><text:span text:style-name="T1"/></text:p>
      <text:p text:style-name="P12"><text:span text:style-name="T1">Splitshot</text:span></text:p>
      <text:p text:style-name="P12"><text:span text:style-name="T1"/></text:p>
      <text:p text:style-name="P12"><text:span text:style-name="T1">Tank Up</text:span></text:p>
      <text:p text:style-name="P12"><text:span text:style-name="T1"/></text:p>
      <text:p text:style-name="P12"><text:span text:style-name="T1">Trickshot</text:span></text:p>
      <text:p text:style-name="P10">Traits</text:p>
      <text:p text:style-name="P8"/>
      <text:p text:style-name="P8"><text:tab/>...</text:p>
      <text:p text:style-name="P10">Conditions</text:p>
      <text:p text:style-name="P8"/>
      <text:p text:style-name="P8"><text:tab/>...</text:p>
      <text:p text:style-name="P10">Arms &amp; Armors</text:p>
      <text:p text:style-name="P8"/>
      <text:p text:style-name="P8"><text:tab/>...</text:p>
      <text:p text:style-name="P10">Other Equipment</text:p>
      <text:p text:style-name="P8"/>
      <text:p text:style-name="P8"><text:tab/>...</text:p>
      <text:p text:style-name="P10">Environmental Effects</text:p>
      <text:p text:style-name="P8"/>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15M37S</meta:editing-duration>
    <meta:editing-cycles>6</meta:editing-cycles>
    <meta:generator>OpenOffice/4.1.13$Win32 OpenOffice.org_project/4113m1$Build-9810</meta:generator>
    <dc:date>2024-08-08T23:00:08.16</dc:date>
    <meta:document-statistic meta:table-count="0" meta:image-count="0" meta:object-count="0" meta:page-count="9" meta:paragraph-count="66" meta:word-count="303" meta:character-count="1950"/>
    <meta:user-defined meta:name="Info 1"/>
    <meta:user-defined meta:name="Info 2"/>
    <meta:user-defined meta:name="Info 3"/>
    <meta:user-defined meta:name="Info 4"/>
  </office:meta>
</office:document-meta>
</file>